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44cm"/>
    </style:style>
    <style:style style:name="co3" style:family="table-column">
      <style:table-column-properties fo:break-before="auto" style:column-width="2.956cm"/>
    </style:style>
    <style:style style:name="co4" style:family="table-column">
      <style:table-column-properties fo:break-before="auto" style:column-width="4.47cm"/>
    </style:style>
    <style:style style:name="co5" style:family="table-column">
      <style:table-column-properties fo:break-before="auto" style:column-width="5.7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8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am_vetor</text:p>
          </table:table-cell>
          <table:table-cell office:value-type="string" calcext:value-type="string">
            <text:p>alg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n_expl</text:p>
          </table:table-cell>
          <table:table-cell office:value-type="string" calcext:value-type="string">
            <text:p>custo</text:p>
          </table:table-cell>
          <table:table-cell office:value-type="string" calcext:value-type="string">
            <text:p>vetor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.00057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3 4 2 5 1 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0.001274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table:style-name="ce1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.00175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1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.00036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102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style-name="ce1"/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.003092</text:p>
          </table:table-cell>
          <table:table-cell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5 6 2 4 3 1 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0.008644</text:p>
          </table:table-cell>
          <table:table-cell office:value-type="float" office:value="261" calcext:value-type="float">
            <text:p>261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.007808</text:p>
          </table:table-cell>
          <table:table-cell office:value-type="float" office:value="309" calcext:value-type="float">
            <text:p>309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.00027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04328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.019432</text:p>
          </table:table-cell>
          <table:table-cell office:value-type="float" office:value="575" calcext:value-type="float">
            <text:p>575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4 6 2 5 7 1 3 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0.026343</text:p>
          </table:table-cell>
          <table:table-cell office:value-type="float" office:value="727" calcext:value-type="float">
            <text:p>727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.429925</text:p>
          </table:table-cell>
          <table:table-cell office:value-type="float" office:value="589" calcext:value-type="float">
            <text:p>589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.0006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12222</text:p>
          </table:table-cell>
          <table:table-cell office:value-type="float" office:value="207" calcext:value-type="float">
            <text:p>207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.193517</text:p>
          </table:table-cell>
          <table:table-cell office:value-type="float" office:value="3226" calcext:value-type="float">
            <text:p>3226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7 6 8 2 4 5 1 3 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0.752965</text:p>
          </table:table-cell>
          <table:table-cell office:value-type="float" office:value="5996" calcext:value-type="float">
            <text:p>5996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.863339</text:p>
          </table:table-cell>
          <table:table-cell office:value-type="float" office:value="382988" calcext:value-type="float">
            <text:p>38298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.00084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038043</text:p>
          </table:table-cell>
          <table:table-cell office:value-type="float" office:value="282" calcext:value-type="float">
            <text:p>28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.260283</text:p>
          </table:table-cell>
          <table:table-cell office:value-type="float" office:value="18710" calcext:value-type="float">
            <text:p>18710</text:p>
          </table:table-cell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8 3 9 7 2 4 6 1 5 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18.994821</text:p>
          </table:table-cell>
          <table:table-cell office:value-type="float" office:value="36996" calcext:value-type="float">
            <text:p>36996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91.463288</text:p>
          </table:table-cell>
          <table:table-cell office:value-type="float" office:value="10644297" calcext:value-type="float">
            <text:p>10644297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.001281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.477284</text:p>
          </table:table-cell>
          <table:table-cell office:value-type="float" office:value="2355" calcext:value-type="float">
            <text:p>2355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.422783</text:p>
          </table:table-cell>
          <table:table-cell office:value-type="float" office:value="83370" calcext:value-type="float">
            <text:p>8337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7 3 9 8 2 6 5 1 10 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174.661085</text:p>
          </table:table-cell>
          <table:table-cell office:value-type="float" office:value="103036" calcext:value-type="float">
            <text:p>103036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.001398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5.298925</text:p>
          </table:table-cell>
          <table:table-cell office:value-type="float" office:value="7594" calcext:value-type="float">
            <text:p>7594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5.017582</text:p>
          </table:table-cell>
          <table:table-cell office:value-type="float" office:value="789929" calcext:value-type="float">
            <text:p>7899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1 3 8 11 9 5 2 10 6 7 1 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.001795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3035.1402s</text:p>
          </table:table-cell>
          <table:table-cell office:value-type="float" office:value="178761" calcext:value-type="float">
            <text:p>178761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1T16:58:56.886000000</meta:creation-date>
    <dc:date>2023-05-14T14:55:15.947000000</dc:date>
    <meta:editing-duration>P2DT21H56M19S</meta:editing-duration>
    <meta:editing-cycles>2</meta:editing-cycles>
    <meta:generator>LibreOffice/7.5.1.2$Windows_X86_64 LibreOffice_project/fcbaee479e84c6cd81291587d2ee68cba099e129</meta:generator>
    <meta:document-statistic meta:table-count="1" meta:cell-count="179" meta:object-count="0"/>
  </office:meta>
</office:document-meta>
</file>